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3">
      <style:paragraph-properties fo:margin-left="0in" fo:margin-right="0in" fo:orphans="2" fo:widows="2" fo:text-indent="0in" style:auto-text-indent="false"/>
    </style:style>
    <style:style style:name="P2" style:family="paragraph" style:parent-style-name="Heading_20_3">
      <style:text-properties fo:font-size="16pt" fo:font-weight="bold" officeooo:rsid="000d4de6" officeooo:paragraph-rsid="000d4de6" style:font-size-asian="16pt" style:font-weight-asian="bold" style:font-size-complex="16pt" style:font-weight-complex="bold"/>
    </style:style>
    <style:style style:name="P3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Heading_20_4">
      <style:paragraph-properties fo:margin-left="0in" fo:margin-right="0in" fo:orphans="2" fo:widows="2" fo:text-indent="0in" style:auto-text-indent="fals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Text_20_body">
      <style:paragraph-properties fo:padding="0.0193in" fo:border="0.06pt solid #d9d9e3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text-properties fo:font-size="16pt" fo:font-weight="bold" officeooo:rsid="000d4de6" officeooo:paragraph-rsid="000d4de6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2" style:family="text">
      <style:text-properties loext:padding="0.0193in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Name: Shoaib Akhtar </text:h>
      <text:p text:style-name="P9">Roll No: 20P-0147 </text:p>
      <text:p text:style-name="P9">Section: <text:s/>BS-CS (7A)</text:p>
      <text:h text:style-name="P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Step 1: Persistent Volumes and Persistent Volume Claims</text:h>
      <text:p text:style-name="P5">Persistent volumes are used to provide storage that persists beyond the life cycle of an individual pod. Persistent volume claims are requests for storage by pods.</text:p>
      <text:p text:style-name="P5"/>
      <text:p text:style-name="P6"><text:span text:style-name="T1">//</text:span>1.1 Persistent Volume (persistent-volume.yaml)</text:p>
      <text:p text:style-name="P5"/>
      <text:p text:style-name="P5">apiVersion: v1</text:p>
      <text:p text:style-name="P5">kind: PersistentVolume</text:p>
      <text:p text:style-name="P5">metadata:</text:p>
      <text:p text:style-name="P5"><text:s text:c="2"/>name: frontend-pv</text:p>
      <text:p text:style-name="P5">spec:</text:p>
      <text:p text:style-name="P5"><text:s text:c="2"/>capacity:</text:p>
      <text:p text:style-name="P5"><text:s text:c="4"/>storage: 1Gi</text:p>
      <text:p text:style-name="P5"><text:s text:c="2"/>accessModes:</text:p>
      <text:p text:style-name="P5"><text:s text:c="4"/>- ReadWriteOnce</text:p>
      <text:p text:style-name="P5"><text:s text:c="2"/>hostPath:</text:p>
      <text:p text:style-name="P5"><text:s text:c="4"/>path: /data/frontend</text:p>
      <text:p text:style-name="P5"/>
      <text:p text:style-name="P5">---</text:p>
      <text:p text:style-name="P5"/>
      <text:p text:style-name="P5">apiVersion: v1</text:p>
      <text:p text:style-name="P5">kind: PersistentVolume</text:p>
      <text:p text:style-name="P5">metadata:</text:p>
      <text:p text:style-name="P5"><text:s text:c="2"/>name: backend-pv</text:p>
      <text:p text:style-name="P5">spec:</text:p>
      <text:p text:style-name="P5"><text:s text:c="2"/>capacity:</text:p>
      <text:p text:style-name="P5"><text:s text:c="4"/>storage: 1Gi</text:p>
      <text:p text:style-name="P5"><text:s text:c="2"/>accessModes:</text:p>
      <text:p text:style-name="P5"><text:s text:c="4"/>- ReadWriteOnce</text:p>
      <text:p text:style-name="P5"><text:s text:c="2"/>hostPath:</text:p>
      <text:p text:style-name="P5"><text:s text:c="4"/>path: /data/backend</text:p>
      <text:p text:style-name="P5"/>
      <text:p text:style-name="P5"/>
      <text:p text:style-name="P6"><text:span text:style-name="T1">//</text:span>.2 Persistent Volume Claim (persistent-volume-claim.yaml)</text:p>
      <text:p text:style-name="P6"/>
      <text:p text:style-name="P6"><text:soft-page-break/>apiVersion: v1</text:p>
      <text:p text:style-name="P6">kind: PersistentVolumeClaim</text:p>
      <text:p text:style-name="P6">metadata:</text:p>
      <text:p text:style-name="P6"><text:s text:c="2"/>name: frontend-pvc</text:p>
      <text:p text:style-name="P6">spec:</text:p>
      <text:p text:style-name="P6"><text:s text:c="2"/>accessModes:</text:p>
      <text:p text:style-name="P6"><text:s text:c="4"/>- ReadWriteOnce</text:p>
      <text:p text:style-name="P6"><text:s text:c="2"/>resources:</text:p>
      <text:p text:style-name="P6"><text:s text:c="4"/>requests:</text:p>
      <text:p text:style-name="P6"><text:s text:c="6"/>storage: 1Gi</text:p>
      <text:p text:style-name="P6"/>
      <text:p text:style-name="P6">---</text:p>
      <text:p text:style-name="P6"/>
      <text:p text:style-name="P6">apiVersion: v1</text:p>
      <text:p text:style-name="P6">kind: PersistentVolumeClaim</text:p>
      <text:p text:style-name="P6">metadata:</text:p>
      <text:p text:style-name="P6"><text:s text:c="2"/>name: backend-pvc</text:p>
      <text:p text:style-name="P6">spec:</text:p>
      <text:p text:style-name="P6"><text:s text:c="2"/>accessModes:</text:p>
      <text:p text:style-name="P6"><text:s text:c="4"/>- ReadWriteOnce</text:p>
      <text:p text:style-name="P6"><text:s text:c="2"/>resources:</text:p>
      <text:p text:style-name="P6"><text:s text:c="4"/>requests:</text:p>
      <text:p text:style-name="P6"><text:s text:c="6"/>storage: 1Gi</text:p>
      <text:p text:style-name="P6"/>
      <text:p text:style-name="P6"/>
      <text:p text:style-name="P6"/>
      <text:h text:style-name="P1" text:outline-level="3">Step 2: Deployments</text:h>
      <text:p text:style-name="P7">Deployments manage the creation and scaling of pods. Here, we define deployments for the front-end and back-end services.</text:p>
      <text:h text:style-name="P4" text:outline-level="4">// 2.1 Frontend Deployment (frontend-deployment.yaml)</text:h>
      <text:p text:style-name="P8"/>
      <text:p text:style-name="P8">apiVersion: apps/v1</text:p>
      <text:p text:style-name="P8">kind: Deployment</text:p>
      <text:p text:style-name="P8">metadata:</text:p>
      <text:p text:style-name="P8"><text:s text:c="2"/>name: frontend-deployment</text:p>
      <text:p text:style-name="P8">spec:</text:p>
      <text:p text:style-name="P8"><text:s text:c="2"/>replicas: 2</text:p>
      <text:p text:style-name="P8"><text:s text:c="2"/>selector:</text:p>
      <text:p text:style-name="P8"><text:s text:c="4"/>matchLabels:</text:p>
      <text:p text:style-name="P8"><text:s text:c="6"/>app: frontend</text:p>
      <text:p text:style-name="P8"><text:s text:c="2"/>template:</text:p>
      <text:p text:style-name="P8"><text:s text:c="4"/>metadata:</text:p>
      <text:p text:style-name="P8"><text:soft-page-break/><text:s text:c="6"/>labels:</text:p>
      <text:p text:style-name="P8"><text:s text:c="8"/>app: frontend</text:p>
      <text:p text:style-name="P8"><text:s text:c="4"/>spec:</text:p>
      <text:p text:style-name="P8"><text:s text:c="6"/>containers:</text:p>
      <text:p text:style-name="P8"><text:s text:c="6"/>- name: frontend</text:p>
      <text:p text:style-name="P8"><text:s text:c="8"/>image: your-frontend-image:tag</text:p>
      <text:p text:style-name="P8"><text:s text:c="8"/>ports:</text:p>
      <text:p text:style-name="P8"><text:s text:c="8"/>- containerPort: 80</text:p>
      <text:p text:style-name="P8"><text:s text:c="8"/>volumeMounts:</text:p>
      <text:p text:style-name="P8"><text:s text:c="8"/>- name: frontend-storage</text:p>
      <text:p text:style-name="P8"><text:s text:c="10"/>mountPath: /app/data</text:p>
      <text:p text:style-name="P8"/>
      <text:p text:style-name="P8"/>
      <text:h text:style-name="P4" text:outline-level="4">2.2 Backend Deployment (backend-deployment.yaml)</text:h>
      <text:p text:style-name="P8"/>
      <text:p text:style-name="P8">apiVersion: apps/v1</text:p>
      <text:p text:style-name="P8">kind: Deployment</text:p>
      <text:p text:style-name="P8">metadata:</text:p>
      <text:p text:style-name="P8"><text:s text:c="2"/>name: backend-deployment</text:p>
      <text:p text:style-name="P8">spec:</text:p>
      <text:p text:style-name="P8"><text:s text:c="2"/>replicas: 2</text:p>
      <text:p text:style-name="P8"><text:s text:c="2"/>selector:</text:p>
      <text:p text:style-name="P8"><text:s text:c="4"/>matchLabels:</text:p>
      <text:p text:style-name="P8"><text:s text:c="6"/>app: backend</text:p>
      <text:p text:style-name="P8"><text:s text:c="2"/>template:</text:p>
      <text:p text:style-name="P8"><text:s text:c="4"/>metadata:</text:p>
      <text:p text:style-name="P8"><text:s text:c="6"/>labels:</text:p>
      <text:p text:style-name="P8"><text:s text:c="8"/>app: backend</text:p>
      <text:p text:style-name="P8"><text:s text:c="4"/>spec:</text:p>
      <text:p text:style-name="P8"><text:s text:c="6"/>containers:</text:p>
      <text:p text:style-name="P8"><text:s text:c="6"/>- name: backend</text:p>
      <text:p text:style-name="P8"><text:s text:c="8"/>image: your-backend-image:tag</text:p>
      <text:p text:style-name="P8"><text:soft-page-break/><text:s text:c="8"/>ports:</text:p>
      <text:p text:style-name="P8"><text:s text:c="8"/>- containerPort: 3306</text:p>
      <text:p text:style-name="P8"><text:s text:c="8"/>volumeMounts:</text:p>
      <text:p text:style-name="P8"><text:s text:c="8"/>- name: backend-storage</text:p>
      <text:p text:style-name="P8"><text:s text:c="10"/>mountPath: /var/lib/mysql</text:p>
      <text:p text:style-name="P8"/>
      <text:p text:style-name="P8"/>
      <text:h text:style-name="P1" text:outline-level="3">Step 3: Apply Configurations</text:h>
      <text:p text:style-name="P7">Apply the configurations to create persistent volumes, persistent volume claims, and deployments.</text:p>
      <text:p text:style-name="P8">kubectl apply -f persistent-volume.yaml</text:p>
      <text:p text:style-name="P8">kubectl apply -f persistent-volume-claim.yaml</text:p>
      <text:p text:style-name="P8">kubectl apply -f frontend-deployment.yaml</text:p>
      <text:p text:style-name="P8">kubectl apply -f backend-deployment.yaml</text:p>
      <text:p text:style-name="P8"/>
      <text:p text:style-name="P8"/>
      <text:p text:style-name="P8"/>
      <text:h text:style-name="P1" text:outline-level="3">Step 4: Verify Deployments</text:h>
      <text:p text:style-name="P7">Check the status of the deployments, services, and pods.</text:p>
      <text:p text:style-name="P7"/>
      <text:p text:style-name="P7">kubectl get pv</text:p>
      <text:p text:style-name="P7">kubectl get pvc</text:p>
      <text:p text:style-name="P7">kubectl get deployments</text:p>
      <text:p text:style-name="P7">kubectl get pods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20:57:33.007268988</meta:creation-date>
    <dc:date>2023-12-15T21:03:30.532656875</dc:date>
    <meta:editing-duration>PT5M58S</meta:editing-duration>
    <meta:editing-cycles>1</meta:editing-cycles>
    <meta:document-statistic meta:table-count="0" meta:image-count="0" meta:object-count="0" meta:page-count="4" meta:paragraph-count="111" meta:word-count="277" meta:character-count="2504" meta:non-whitespace-character-count="2051"/>
    <meta:generator>LibreOffice/7.3.7.2$Linux_X86_64 LibreOffice_project/30$Build-2</meta:generator>
  </office:meta>
</office:document-meta>
</file>